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" style:master-page-name="MP0" style:family="paragraph">
      <style:paragraph-properties fo:break-before="page"/>
    </style:style>
  </office:automatic-styles>
  <office:body>
    <office:text text:use-soft-page-breaks="true">
      <text:p text:style-name="P1">Források a szakdolgfozathoz</text:p>
      <text:p text:style-name="Normál"/>
      <text:p text:style-name="Normál"><text:a xlink:href="https://github.com/gorilla/websocket" office:target-frame-name="_top" xlink:show="replace"><text:span text:style-name="Hiperhivatkozás">https://github.com/gorilla/websocket</text:span></text:a></text:p>
      <text:p text:style-name="Normál"><text:a xlink:href="https://pkg.go.dev/github.com/gorilla/websocket" office:target-frame-name="_top" xlink:show="replace"><text:span text:style-name="Hiperhivatkozás">https://pkg.go.dev/github.com/gorilla/websocket</text:span></text:a></text:p>
      <text:p text:style-name="Normál"><text:a xlink:href="https://www.youtube.com/watch?v=pKpKv9MKN-E&amp;t=184s" office:target-frame-name="_top" xlink:show="replace"><text:span text:style-name="Hiperhivatkozás">https://www.youtube.com/watch?v=pKpKv9MKN-E&amp;t=184s</text:span></text:a></text:p>
      <text:p text:style-name="Normál"/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style:style style:name="Hiperhivatkozás" style:display-name="Hiperhivatkozás" style:family="text" style:parent-style-name="Bekezdésalapbetűtípusa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Bacso</meta:initial-creator>
    <dc:creator>Janka Bacso</dc:creator>
    <meta:creation-date>2025-11-10T15:43:00Z</meta:creation-date>
    <dc:date>2025-11-28T00:01:00Z</dc:date>
    <meta:template xlink:href="Normal.dotm" xlink:type="simple"/>
    <meta:editing-cycles>3</meta:editing-cycles>
    <meta:editing-duration>PT34080S</meta:editing-duration>
    <meta:document-statistic meta:page-count="1" meta:paragraph-count="1" meta:word-count="44" meta:character-count="353" meta:row-count="2" meta:non-whitespace-character-count="310"/>
  </office:meta>
</office:document-meta>
</file>